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Math TeX Gyre" svg:font-family="'DejaVu Math TeX Gy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8d7f" officeooo:paragraph-rsid="001f8d7f" style:font-size-asian="14pt" style:font-size-complex="14pt"/>
    </style:style>
    <style:style style:name="P2" style:family="paragraph" style:parent-style-name="Standard">
      <style:text-properties fo:font-size="14pt" officeooo:rsid="001f8d7f" officeooo:paragraph-rsid="0021f256" style:font-size-asian="14pt" style:font-size-complex="14pt"/>
    </style:style>
    <style:style style:name="P3" style:family="paragraph" style:parent-style-name="Standard">
      <style:text-properties fo:font-size="14pt" officeooo:rsid="001f8d7f" officeooo:paragraph-rsid="002378b4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2378b4" officeooo:paragraph-rsid="002378b4" style:font-name-asian="Liberation Serif1" style:font-size-asian="14pt" style:font-name-complex="Liberation Serif1" style:font-size-complex="14pt"/>
    </style:style>
    <style:style style:name="P5" style:family="paragraph" style:parent-style-name="Standard">
      <style:text-properties style:font-name="Liberation Serif1" fo:font-size="14pt" officeooo:rsid="002770ca" officeooo:paragraph-rsid="002770ca" style:font-name-asian="Liberation Serif1" style:font-size-asian="14pt" style:font-name-complex="Liberation Serif1" style:font-size-complex="14pt"/>
    </style:style>
    <style:style style:name="P6" style:family="paragraph" style:parent-style-name="Standard">
      <style:text-properties style:font-name="Liberation Serif1" fo:font-size="14pt" officeooo:rsid="002770ca" officeooo:paragraph-rsid="00296649" style:font-name-asian="Liberation Serif1" style:font-size-asian="14pt" style:font-name-complex="Liberation Serif1" style:font-size-complex="14pt"/>
    </style:style>
    <style:style style:name="P7" style:family="paragraph" style:parent-style-name="Standard">
      <style:text-properties style:font-name="Liberation Serif1" fo:font-size="14pt" officeooo:rsid="002ad9e3" officeooo:paragraph-rsid="002ad9e3" style:font-name-asian="Liberation Serif1" style:font-size-asian="14pt" style:font-name-complex="Liberation Serif1" style:font-size-complex="14pt"/>
    </style:style>
    <style:style style:name="P8" style:family="paragraph" style:parent-style-name="Standard">
      <style:text-properties style:font-name="Liberation Serif1" fo:font-size="14pt" officeooo:rsid="002c010b" officeooo:paragraph-rsid="002c010b" style:font-name-asian="Liberation Serif1" style:font-size-asian="14pt" style:font-name-complex="Liberation Serif1" style:font-size-complex="14pt"/>
    </style:style>
    <style:style style:name="P9" style:family="paragraph" style:parent-style-name="Standard">
      <style:text-properties style:font-name="Liberation Serif1" fo:font-size="14pt" officeooo:rsid="002e7350" officeooo:paragraph-rsid="002e7350" style:font-name-asian="Liberation Serif1" style:font-size-asian="14pt" style:font-name-complex="Liberation Serif1" style:font-size-complex="14pt"/>
    </style:style>
    <style:style style:name="P10" style:family="paragraph" style:parent-style-name="Standard">
      <style:text-properties style:font-name="Liberation Serif1" fo:font-size="14pt" officeooo:rsid="002f12f3" officeooo:paragraph-rsid="002f12f3" style:font-name-asian="Liberation Serif1" style:font-size-asian="14pt" style:font-name-complex="Liberation Serif1" style:font-size-complex="14pt"/>
    </style:style>
    <style:style style:name="P11" style:family="paragraph" style:parent-style-name="Footnote">
      <style:text-properties officeooo:rsid="002c010b" officeooo:paragraph-rsid="002c010b"/>
    </style:style>
    <style:style style:name="P12" style:family="paragraph" style:parent-style-name="Standard">
      <style:text-properties style:text-position="0% 100%" style:font-name="Liberation Serif1" fo:font-size="14pt" officeooo:rsid="002770ca" officeooo:paragraph-rsid="002770ca" style:font-name-asian="Liberation Serif1" style:font-size-asian="14pt" style:font-name-complex="Liberation Serif1" style:font-size-complex="14pt"/>
    </style:style>
    <style:style style:name="P13" style:family="paragraph" style:parent-style-name="Standard">
      <style:text-properties style:text-position="0% 100%" style:font-name="Liberation Serif1" fo:font-size="14pt" officeooo:rsid="0021f256" officeooo:paragraph-rsid="00296649" style:font-name-asian="Liberation Serif1" style:font-size-asian="14pt" style:font-name-complex="Liberation Serif1" style:font-size-complex="14pt"/>
    </style:style>
    <style:style style:name="P14" style:family="paragraph" style:parent-style-name="Standard">
      <style:text-properties style:text-position="0% 100%" style:font-name="Liberation Serif1" fo:font-size="14pt" officeooo:rsid="0021f256" officeooo:paragraph-rsid="002e7350" style:font-name-asian="Liberation Serif1" style:font-size-asian="14pt" style:font-name-complex="Liberation Serif1" style:font-size-complex="14pt"/>
    </style:style>
    <style:style style:name="P15" style:family="paragraph" style:parent-style-name="Standard">
      <style:text-properties style:text-position="0% 100%" style:font-name="Liberation Serif1" fo:font-size="14pt" officeooo:rsid="002ad9e3" officeooo:paragraph-rsid="002ad9e3" style:font-name-asian="Liberation Serif1" style:font-size-asian="14pt" style:font-name-complex="Liberation Serif1" style:font-size-complex="14pt"/>
    </style:style>
    <style:style style:name="P16" style:family="paragraph" style:parent-style-name="Standard">
      <style:text-properties style:text-position="0% 100%" style:font-name="Liberation Serif1" fo:font-size="14pt" officeooo:rsid="002dd81e" officeooo:paragraph-rsid="002dd81e" style:font-name-asian="Liberation Serif1" style:font-size-asian="14pt" style:font-name-complex="Liberation Serif1" style:font-size-complex="14pt"/>
    </style:style>
    <style:style style:name="P17" style:family="paragraph" style:parent-style-name="Standard">
      <style:text-properties style:text-position="0% 100%" style:font-name="Liberation Serif1" fo:font-size="14pt" officeooo:rsid="002dd81e" officeooo:paragraph-rsid="002c010b" style:font-name-asian="Liberation Serif1" style:font-size-asian="14pt" style:font-name-complex="Liberation Serif1" style:font-size-complex="14pt"/>
    </style:style>
    <style:style style:name="P18" style:family="paragraph" style:parent-style-name="Standard">
      <style:text-properties style:text-position="0% 100%" style:font-name="Liberation Serif1" fo:font-size="14pt" officeooo:rsid="002e7350" officeooo:paragraph-rsid="002e7350" style:font-name-asian="Liberation Serif1" style:font-size-asian="14pt" style:font-name-complex="Liberation Serif1" style:font-size-complex="14pt"/>
    </style:style>
    <style:style style:name="P19" style:family="paragraph" style:parent-style-name="Standard">
      <style:text-properties style:text-position="0% 100%" style:font-name="Liberation Serif1" fo:font-size="14pt" officeooo:rsid="002f12f3" officeooo:paragraph-rsid="002f12f3" style:font-name-asian="Liberation Serif1" style:font-size-asian="14pt" style:font-name-complex="Liberation Serif1" style:font-size-complex="14pt"/>
    </style:style>
    <style:style style:name="P20" style:family="paragraph" style:parent-style-name="Standard">
      <style:text-properties style:text-position="0% 100%" style:font-name="Liberation Serif1" fo:font-size="14pt" officeooo:rsid="002c010b" officeooo:paragraph-rsid="002c010b" style:font-name-asian="Liberation Serif1" style:font-size-asian="14pt" style:font-name-complex="Liberation Serif1" style:font-size-complex="14pt"/>
    </style:style>
    <style:style style:name="P21" style:family="paragraph" style:parent-style-name="Standard">
      <style:text-properties fo:font-size="14pt" officeooo:rsid="002ad9e3" officeooo:paragraph-rsid="00311256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5a59"/>
    </style:style>
    <style:style style:name="T3" style:family="text">
      <style:text-properties style:text-position="super 58%" officeooo:rsid="002c010b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02a5a" style:font-name-asian="Liberation Serif1" style:font-name-complex="Liberation Serif1"/>
    </style:style>
    <style:style style:name="T7" style:family="text">
      <style:text-properties style:font-name="Liberation Serif1" officeooo:rsid="0021f256" style:font-name-asian="Liberation Serif1" style:font-name-complex="Liberation Serif1"/>
    </style:style>
    <style:style style:name="T8" style:family="text">
      <style:text-properties style:font-name="Liberation Serif1" officeooo:rsid="00235a59" style:font-name-asian="Liberation Serif1" style:font-name-complex="Liberation Serif1"/>
    </style:style>
    <style:style style:name="T9" style:family="text">
      <style:text-properties style:font-name="Liberation Serif1" officeooo:rsid="002378b4" style:font-name-asian="Liberation Serif1" style:font-name-complex="Liberation Serif1"/>
    </style:style>
    <style:style style:name="T10" style:family="text">
      <style:text-properties style:font-name="DejaVu Math TeX Gyre" style:font-name-asian="DejaVu Math TeX Gyre" style:font-name-complex="DejaVu Math TeX Gyre"/>
    </style:style>
    <style:style style:name="T11" style:family="text">
      <style:text-properties style:font-name="DejaVu Math TeX Gyre" officeooo:rsid="00202a5a" style:font-name-asian="DejaVu Math TeX Gyre" style:font-name-complex="DejaVu Math TeX Gyre"/>
    </style:style>
    <style:style style:name="T12" style:family="text">
      <style:text-properties style:font-name="DejaVu Math TeX Gyre" officeooo:rsid="0021f256" style:font-name-asian="DejaVu Math TeX Gyre" style:font-name-complex="DejaVu Math TeX Gyre"/>
    </style:style>
    <style:style style:name="T13" style:family="text">
      <style:text-properties officeooo:rsid="00235a59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21f256"/>
    </style:style>
    <style:style style:name="T16" style:family="text">
      <style:text-properties style:text-position="0% 100%" officeooo:rsid="00202a5a"/>
    </style:style>
    <style:style style:name="T17" style:family="text">
      <style:text-properties style:text-position="0% 100%" style:font-name="DejaVu Math TeX Gyre" style:font-name-asian="DejaVu Math TeX Gyre" style:font-name-complex="DejaVu Math TeX Gyre"/>
    </style:style>
    <style:style style:name="T18" style:family="text">
      <style:text-properties style:text-position="0% 100%" style:font-name="DejaVu Math TeX Gyre" officeooo:rsid="00296649" style:font-name-asian="DejaVu Math TeX Gyre" style:font-name-complex="DejaVu Math TeX Gyre"/>
    </style:style>
    <style:style style:name="T19" style:family="text">
      <style:text-properties style:text-position="0% 100%" style:font-name="DejaVu Math TeX Gyre" officeooo:rsid="0021f256" style:font-name-asian="DejaVu Math TeX Gyre" style:font-name-complex="DejaVu Math TeX Gyre"/>
    </style:style>
    <style:style style:name="T20" style:family="text">
      <style:text-properties style:text-position="0% 100%" officeooo:rsid="00296649"/>
    </style:style>
    <style:style style:name="T21" style:family="text">
      <style:text-properties style:text-position="0% 100%" officeooo:rsid="002378b4"/>
    </style:style>
    <style:style style:name="T22" style:family="text">
      <style:text-properties style:text-position="0% 100%" officeooo:rsid="002c010b"/>
    </style:style>
    <style:style style:name="T23" style:family="text">
      <style:text-properties style:text-position="0% 100%" officeooo:rsid="002dd81e"/>
    </style:style>
    <style:style style:name="T24" style:family="text">
      <style:text-properties style:text-position="0% 100%" officeooo:rsid="002e7350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style:font-name-asian="Noto Sans CJK SC Regular" style:font-name-complex="Lohit Devanagari"/>
    </style:style>
    <style:style style:name="T27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a A un insieme<text:span text:style-name="T1">1</text:span>.</text:p>
      <text:p text:style-name="P1"/>
      <text:p text:style-name="P21">Vogliamo definire un linguaggio LM basato sull’alfabeto <text:span text:style-name="T4">Σ</text:span><text:span text:style-name="T25"> = A </text:span><text:span text:style-name="T10">∪</text:span><text:span text:style-name="T26"> { </text:span><text:span text:style-name="T6">¬, </text:span><text:span text:style-name="T5">(, ), </text:span><text:span text:style-name="T12">∨,</text:span><text:span text:style-name="T9">□</text:span><text:span text:style-name="T12"> </text:span><text:span text:style-name="T10">}.</text:span></text:p>
      <text:p text:style-name="P1"/>
      <text:p text:style-name="P1">Definisco l’insieme LM <text:span text:style-name="T13">per induzione</text:span><text:span text:style-name="T2">2</text:span>:</text:p>
      <text:p text:style-name="P1">- se x <text:span text:style-name="T11">∈</text:span><text:span text:style-name="T6"> A, allora x ∈ LM;</text:span></text:p>
      <text:p text:style-name="P2"><text:span text:style-name="T6">- se </text:span><text:span text:style-name="T7">ɑ</text:span><text:span text:style-name="T6"> ∈ LM, allora ¬ </text:span><text:span text:style-name="T7">ɑ</text:span><text:span text:style-name="T6"> ∈ LM;</text:span></text:p>
      <text:p text:style-name="P2"><text:span text:style-name="T6">- se </text:span><text:span text:style-name="T7">ɑ</text:span><text:span text:style-name="T6"> ∈ LM e </text:span><text:span text:style-name="T7">β</text:span><text:span text:style-name="T6"> ∈ LM, allora </text:span><text:span text:style-name="T7">(ɑ</text:span><text:span text:style-name="T6"> </text:span><text:span text:style-name="T12">∨</text:span><text:span text:style-name="T7"> β) </text:span><text:span text:style-name="T6">∈ </text:span><text:span text:style-name="T7">LM;</text:span></text:p>
      <text:p text:style-name="P3"><text:span text:style-name="T7">- se ɑ </text:span><text:span text:style-name="T6">∈ </text:span><text:span text:style-name="T8">LM, allora </text:span><text:span text:style-name="T9">□ </text:span><text:span text:style-name="T7">ɑ </text:span><text:span text:style-name="T6">∈ </text:span><text:span text:style-name="T9">LM;</text:span></text:p>
      <text:p text:style-name="P4">- non c’è nessun altro elemento in LM.</text:p>
      <text:p text:style-name="P4"/>
      <text:p text:style-name="P7">Diamo le seguenti definizioni<text:span text:style-name="T3">3</text:span>:</text:p>
      <text:p text:style-name="P12"/>
      <text:p text:style-name="P12">Def. 1:</text:p>
      <text:p text:style-name="P5"><text:span text:style-name="T14">Se <text:s/></text:span><text:span text:style-name="T15">ɑ </text:span><text:span text:style-name="T16">∈ </text:span><text:span text:style-name="T14">LM, <text:s/></text:span><text:span text:style-name="T15">β </text:span><text:span text:style-name="T16">∈ </text:span><text:span text:style-name="T14">LM</text:span><text:span text:style-name="T14"><text:note text:id="ftn1" text:note-class="footnote"><text:note-citation text:label="3">3</text:note-citation><text:note-body><text:p text:style-name="P11">In che senso queste sono definizioni?</text:p></text:note-body></text:note></text:span></text:p>
      <text:p text:style-name="P5"><text:span text:style-name="T14">- </text:span><text:span text:style-name="T15">ɑ </text:span><text:span text:style-name="T17">∧ </text:span><text:span text:style-name="T15">β :</text:span><text:span text:style-name="T14">= ¬(¬</text:span><text:span text:style-name="T15">ɑ</text:span><text:span text:style-name="T16"> </text:span><text:span text:style-name="T19">∨</text:span><text:span text:style-name="T15"> </text:span><text:span text:style-name="T14">¬</text:span><text:span text:style-name="T15">β</text:span><text:span text:style-name="T14">)</text:span></text:p>
      <text:p text:style-name="P5"><text:span text:style-name="T14">- </text:span><text:span text:style-name="T15">ɑ </text:span><text:span text:style-name="T14">→ </text:span><text:span text:style-name="T15">β :</text:span><text:span text:style-name="T14">= ¬ </text:span><text:span text:style-name="T15">ɑ </text:span><text:span text:style-name="T19">∨ </text:span><text:span text:style-name="T15">β</text:span></text:p>
      <text:p text:style-name="P6"><text:span text:style-name="T15">- </text:span><text:span text:style-name="T18">⋄ </text:span><text:span text:style-name="T15">ɑ :</text:span><text:span text:style-name="T20">= ¬</text:span><text:span text:style-name="T21">□</text:span><text:span text:style-name="T20">¬ </text:span><text:span text:style-name="T15">ɑ</text:span></text:p>
      <text:p text:style-name="P13"/>
      <text:p text:style-name="P7"><text:span text:style-name="T15">L</text:span><text:span text:style-name="T14">e definizioni precedenti hanno come unico obiettivo quello di semplificare e rendere più chiara la scrittura di formule complesse, pur mantenendo le dimensioni del linguaggio vero e proprio ridotte, qualità che si dimostrerà utile ne</text:span><text:span text:style-name="T22">i passaggi successivi</text:span><text:span text:style-name="T14">.</text:span></text:p>
      <text:p text:style-name="P15"/>
      <text:p text:style-name="P16">Def. 2:</text:p>
      <text:p text:style-name="P16">Una dimostrazione è una successione finita di elementi di LM</text:p>
      <text:p text:style-name="P7"/>
      <text:p text:style-name="P8"><text:span text:style-name="T14">Una volta definito il linguaggio, siamo interessati a definire un altro insieme, quello delle dimostrazioni </text:span><text:span text:style-name="T23">valide</text:span><text:span text:style-name="T14">. Procediamo di nuovo per induzione. Questa volta però saremo meno formali nella presentazione dell’insieme, e </text:span><text:span text:style-name="T24">invece</text:span><text:span text:style-name="T14"> metteremo più in evidenza l’aspetto generativo delle dimostrazioni, parlando di deduzioni valide </text:span><text:span text:style-name="T24">e di regole di deduzione</text:span><text:span text:style-name="T14">.</text:span></text:p>
      <text:p text:style-name="P8"><text:span text:style-name="T14">Sarà facile nel seguito ricavare una definizione formale dell’insieme D</text:span><text:span text:style-name="T27">LM</text:span><text:span text:style-name="T14">.</text:span></text:p>
      <text:p text:style-name="P17"/>
      <text:p text:style-name="P18">Premettiamo alla presentazione delle regole di deduzione la seguente definizione</text:p>
      <text:p text:style-name="P18"/>
      <text:p text:style-name="P18">Def. 3:</text:p>
      <text:p text:style-name="P9"><text:span text:style-name="T14">Se <text:s/></text:span><text:span text:style-name="T15">ɑ </text:span><text:span text:style-name="T16">∈ </text:span><text:span text:style-name="T14">LM e D è una dimostrazione, diremo che D è una dimostrazione di <text:s/></text:span><text:span text:style-name="T15">ɑ </text:span><text:span text:style-name="T14">se l’ultimo elemento della successione D è <text:s/></text:span><text:span text:style-name="T15">ɑ.</text:span></text:p>
      <text:p text:style-name="P14"><text:soft-page-break/></text:p>
      <text:p text:style-name="P14"/>
      <text:p text:style-name="P18">Osservazione:</text:p>
      <text:p text:style-name="P9"><text:span text:style-name="T14">Per ogni dimostrazione D esiste un’unica formula <text:s/></text:span><text:span text:style-name="T15">ɑ </text:span><text:span text:style-name="T16">∈ </text:span><text:span text:style-name="T14">LM tale che D è una dimostrazione di <text:s/></text:span><text:span text:style-name="T15">ɑ. </text:span><text:span text:style-name="T14">Basta prendere l’ultima formula della successione di D.</text:span></text:p>
      <text:p text:style-name="P14"/>
      <text:p text:style-name="P14"/>
      <text:p text:style-name="P9"><text:span text:style-name="T15">L</text:span><text:span text:style-name="T14">e regole di deduzione che adottoremo sono solo due:</text:span></text:p>
      <text:p text:style-name="P18"/>
      <text:p text:style-name="P18">Modus Ponens:</text:p>
      <text:p text:style-name="P18"/>
      <text:p text:style-name="P9"><text:span text:style-name="T14">Se D è una deduzione valida di <text:s/></text:span><text:span text:style-name="T15">ɑ </text:span><text:span text:style-name="T14">→ <text:s/></text:span><text:span text:style-name="T15">β </text:span><text:span text:style-name="T14">e D’ è una deduzione valida di <text:s/></text:span><text:span text:style-name="T15">ɑ,</text:span></text:p>
      <text:p text:style-name="P9"><text:span text:style-name="T15">l</text:span><text:span text:style-name="T14">a successione ottenuta aggiungendo agli elementi di D, quelli di D’ e infine aggiungendo la formula <text:s/></text:span><text:span text:style-name="T15">β </text:span><text:span text:style-name="T14">è una dimostrazione valida.</text:span></text:p>
      <text:p text:style-name="P18"/>
      <text:p text:style-name="P19">Necessitazione (come si chiama…):</text:p>
      <text:p text:style-name="P19"/>
      <text:p text:style-name="P10"><text:span text:style-name="T14">Se D è una deduzione valida di <text:s/></text:span><text:span text:style-name="T15">β, </text:span><text:span text:style-name="T14">allora la successione ottenuta aggiungendo alla successione D la formula </text:span><text:span text:style-name="T21">□ </text:span><text:span text:style-name="T15">ɑ </text:span><text:span text:style-name="T14">è una dimostrazione valida.</text:span></text:p>
      <text:p text:style-name="P19"/>
      <text:p text:style-name="P19">Ogni assioma è una dimostrazione valida.</text:p>
      <text:p text:style-name="P19"/>
      <text:p text:style-name="P19">Non ci sono altre dimostrazioni valide.</text:p>
      <text:p text:style-name="P18"/>
      <text:p text:style-name="P18"/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Math TeX Gyre" svg:font-family="'DejaVu Math TeX Gy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12:35:13.640713689</meta:creation-date>
    <dc:date>2019-10-30T19:37:57.554009509</dc:date>
    <meta:editing-duration>PT29M49S</meta:editing-duration>
    <meta:editing-cycles>9</meta:editing-cycles>
    <meta:generator>LibreOffice/6.3.2.2$Linux_X86_64 LibreOffice_project/30$Build-2</meta:generator>
    <meta:document-statistic meta:table-count="0" meta:image-count="0" meta:object-count="0" meta:page-count="2" meta:paragraph-count="33" meta:word-count="382" meta:character-count="2091" meta:non-whitespace-character-count="1730"/>
  </office:meta>
</office:document-meta>
</file>